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1mm" svg:x="56.51mm" svg:y="166.9mm">
            <draw:object draw:notify-on-update-of-ranges="Sheet1.C17:Sheet1.L17 Sheet1.C21:Sheet1.L21 Sheet1.C22:Sheet1.L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206.01" calcext:value-type="float">
            <text:p>206.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119.74" calcext:value-type="float">
            <text:p>119.74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6.22" calcext:value-type="float">
            <text:p>6.22</text:p>
          </table:table-cell>
          <table:table-cell office:value-type="float" office:value="96.05" calcext:value-type="float">
            <text:p>96.05</text:p>
          </table:table-cell>
          <table:table-cell office:value-type="float" office:value="28.59" calcext:value-type="float">
            <text:p>28.59</text:p>
          </table:table-cell>
          <table:table-cell office:value-type="float" office:value="59.95" calcext:value-type="float">
            <text:p>59.95</text:p>
          </table:table-cell>
          <table:table-cell office:value-type="float" office:value="178.16" calcext:value-type="float">
            <text:p>178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98.05" calcext:value-type="float">
            <text:p>98.0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2.49131451478203" calcext:value-type="float">
            <text:p>2.49131451478203</text:p>
          </table:table-cell>
          <table:table-cell table:formula="of:=[.D18]/[.D19]" office:value-type="float" office:value="1" calcext:value-type="float">
            <text:p>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0.969453376205788" calcext:value-type="float">
            <text:p>0.969453376205788</text:p>
          </table:table-cell>
          <table:table-cell table:formula="of:=[.I18]/[.I19]" office:value-type="float" office:value="1.03217074440396" calcext:value-type="float">
            <text:p>1.03217074440396</text:p>
          </table:table-cell>
          <table:table-cell table:formula="of:=[.J18]/[.J19]" office:value-type="float" office:value="1.04232249038125" calcext:value-type="float">
            <text:p>1.0423224903812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1.15632016165245" calcext:value-type="float">
            <text:p>1.156320161652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10107088220296" calcext:value-type="float">
            <text:p>2.1010708822029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2:59:44.80372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1-31T13:56:26.953880964</dc:date>
    <meta:editing-duration>PT3H1M</meta:editing-duration>
    <meta:editing-cycles>21</meta:editing-cycles>
    <meta:generator>LibreOffice/6.1.4.2$Linux_X86_64 LibreOffice_project/10$Build-2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577cm" svg:y="3.953cm" style:legend-expansion="high" chart:style-name="ch2"/>
        <chart:plot-area chart:style-name="ch3" table:cell-range-address="Sheet1.C17:Sheet1.L17 Sheet1.C21:Sheet1.L22" chart:data-source-has-labels="both" svg:x="0.319cm" svg:y="0.18cm" svg:width="13.939cm" svg:height="8.642cm">
          <chartooo:coordinate-region svg:x="0.755cm" svg:y="0.379cm" svg:width="13.503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1:Sheet1.L21" loext:label-string="ml" chart:class="chart:bar">
            <chart:data-point chart:repeated="10"/>
          </chart:series>
          <chart:series chart:style-name="ch8" chart:values-cell-range-address="Sheet1.C22:Sheet1.L22" loext:label-string="omp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float" office:value="2.49131451478203">
                <text:p>2.49131451478203</text:p>
                <draw:g>
                  <svg:desc>Sheet1.C21:Sheet1.L21</svg:desc>
                </draw:g>
              </table:table-cell>
              <table:table-cell office:value-type="float" office:value="5.07675289312458">
                <text:p>5.07675289312458</text:p>
                <draw:g>
                  <svg:desc>Sheet1.C22:Sheet1.L22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1">
                <text:p>1</text:p>
              </table:table-cell>
              <table:table-cell office:value-type="float" office:value="3.20011500862565">
                <text:p>3.20011500862565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">
                <text:p>1</text:p>
              </table:table-cell>
              <table:table-cell office:value-type="float" office:value="2.37814320760503">
                <text:p>2.3781432076050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3.50259965337955">
                <text:p>3.50259965337955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2.77759197324415">
                <text:p>2.7775919732441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969453376205788">
                <text:p>0.969453376205788</text:p>
              </table:table-cell>
              <table:table-cell office:value-type="float" office:value="2.29277566539924">
                <text:p>2.2927756653992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03217074440396">
                <text:p>1.03217074440396</text:p>
              </table:table-cell>
              <table:table-cell office:value-type="float" office:value="1.73351984612695">
                <text:p>1.73351984612695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.04232249038125">
                <text:p>1.04232249038125</text:p>
              </table:table-cell>
              <table:table-cell office:value-type="float" office:value="1.38026864289023">
                <text:p>1.38026864289023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3.21807056372868">
                <text:p>3.21807056372868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1.15632016165245">
                <text:p>1.15632016165245</text:p>
              </table:table-cell>
              <table:table-cell office:value-type="float" office:value="2.10107088220296">
                <text:p>2.10107088220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